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692cm" fo:margin-left="-1.009cm" fo:margin-top="0cm" fo:margin-bottom="0cm" table:align="left" style:writing-mode="lr-tb"/>
    </style:style>
    <style:style style:name="Table1.A" style:family="table-column">
      <style:table-column-properties style:column-width="10.5cm"/>
    </style:style>
    <style:style style:name="Table1.B" style:family="table-column">
      <style:table-column-properties style:column-width="7.1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</style:style>
    <style:style style:name="P12" style:family="paragraph" style:parent-style-name="Heading_20_5">
      <loext:graphic-properties draw:fill="solid" draw:fill-color="#ffffff"/>
      <style:paragraph-properties fo:margin-top="0.265cm" fo:margin-bottom="0cm" loext:contextual-spacing="false" fo:line-height="100%" fo:background-color="#ffffff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</style:style>
    <style:style style:name="P14" style:family="paragraph" style:parent-style-name="Standard" style:list-style-name="">
      <loext:graphic-properties draw:fill="solid" draw:fill-color="#ffffff"/>
      <style:paragraph-properties fo:margin-top="0.265cm" fo:margin-bottom="0cm" loext:contextual-spacing="false" fo:line-height="100%" fo:background-color="#ffffff"/>
      <style:text-properties fo:color="#333333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officeooo:rsid="00110b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Уважаемые соискатели! Просим Вас корректно и без ошибок внести данные, необходимые при размещении информации на сайтах РУДН, ВАК и РГБ, а также для заполнения ИКД. <text:s/>Писать следует с Заглавной буквы (не вкл. С</text:span><text:span text:style-name="T2">apsLock</text:span><text:span text:style-name="T1">!!!!)</text:span><text:span text:style-name="T4">. </text:span><text:span text:style-name="T1">Документ следует сохранить в формате </text:span><text:span text:style-name="T3">Word</text:span><text:span text:style-name="T5">, </text:span><text:span text:style-name="T1">чтобы можно было копировать. Если в период прохождения процедуры защиты данные менялись, необходимо внести исправления в документ и выслать его повторно. </text:span></text:p>
      <text:p text:style-name="P9"/>
      <text:p text:style-name="P10">Информация о соискателе ученой степени</text:p>
      <text:p text:style-name="P11"><text:span text:style-name="T4"><text:s text:c="58"/></text:span><text:span text:style-name="T6">(примеры заполнения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Фамилия </text:p>
            <text:p text:style-name="P2">Имя </text:p>
            <text:p text:style-name="P2">Отчество </text:p>
            <text:p text:style-name="P2"/>
          </table:table-cell>
          <table:table-cell table:style-name="Table1.A1" office:value-type="string">
            <text:p text:style-name="P2">Иванов </text:p>
            <text:p text:style-name="P2">Иван </text:p>
            <text:p text:style-name="P2">Иванович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ФИО на английском языке (по загранпаспорту)</text:p>
          </table:table-cell>
          <table:table-cell table:style-name="Table1.A1" office:value-type="string">
            <text:p text:style-name="P8">Ivanov Ivan</text:p>
          </table:table-cell>
        </table:table-row>
        <table:table-row table:style-name="Table1.1">
          <table:table-cell table:style-name="Table1.A1" office:value-type="string">
            <text:p text:style-name="P2">Гражданство, пол (мужской/женский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ата рождения <text:s text:c="6"/></text:p>
          </table:table-cell>
          <table:table-cell table:style-name="Table1.A1" office:value-type="string">
            <text:p text:style-name="P8">01.01.1991</text:p>
          </table:table-cell>
        </table:table-row>
        <table:table-row table:style-name="Table1.1">
          <table:table-cell table:style-name="Table1.A1" office:value-type="string">
            <text:p text:style-name="P2">Адрес регистрации (с индексом) по паспорту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Электронная почт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нтактный телефон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СНИЛС (для граждан РФ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ИНН (для граждан РФ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Обучение в аспирантуре/докторантуре </text:p>
            <text:p text:style-name="P2">/прикрепление/соискательство; </text:p>
            <text:p text:style-name="P2">сроки, форма обучения, ВУЗ</text:p>
            <text:p text:style-name="P2"/>
          </table:table-cell>
          <table:table-cell table:style-name="Table1.A1" office:value-type="string">
            <text:p text:style-name="P2">01.09.2017-01.09.2020 аспирантура,</text:p>
            <text:p text:style-name="P2">очно/заочно, бюджет/контракт, РУДН</text:p>
          </table:table-cell>
        </table:table-row>
        <table:table-row table:style-name="Table1.1">
          <table:table-cell table:style-name="Table1.A1" office:value-type="string">
            <text:p text:style-name="P2">Ученая степень (для докторской)</text:p>
          </table:table-cell>
          <table:table-cell table:style-name="Table1.A1" office:value-type="string">
            <text:p text:style-name="P2">кандидат медицинских наук</text:p>
            <text:p text:style-name="P2">(серия, номер диплома)</text:p>
          </table:table-cell>
        </table:table-row>
        <table:table-row table:style-name="Table1.1">
          <table:table-cell table:style-name="Table1.A1" office:value-type="string">
            <text:p text:style-name="P2">Ученое звание (при наличии)</text:p>
          </table:table-cell>
          <table:table-cell table:style-name="Table1.A1" office:value-type="string">
            <text:p text:style-name="P2">доцент, профессор</text:p>
            <text:p text:style-name="P2">(серия, номер аттестата) </text:p>
          </table:table-cell>
        </table:table-row>
        <table:table-row table:style-name="Table1.1">
          <table:table-cell table:style-name="Table1.A1" office:value-type="string">
            <text:p text:style-name="P7">Место работы соискателя</text:p>
            <text:p text:style-name="P4">(в настоящее время)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</text:p>
            <text:p text:style-name="P2"><text:s/>(Министерство, Департамент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Подразделение (кафедра, отделение, лаборатория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олжность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Диссертация:</text:p>
          </table:table-cell>
          <table:table-cell table:style-name="Table1.A1" office:value-type="string">
            <text:p text:style-name="P2">___кандидат_или_доктор___<text:span text:style-name="T10">ская</text:span></text:p>
          </table:table-cell>
        </table:table-row>
        <table:table-row table:style-name="Table1.1">
          <table:table-cell table:style-name="Table1.A1" office:value-type="string">
            <text:p text:style-name="P2">Тема (без кавычек, с заглавной буквы)</text:p>
          </table:table-cell>
          <table:table-cell table:style-name="Table1.A1" office:value-type="string">
            <text:p text:style-name="P2">___Тема_диссертации___</text:p>
          </table:table-cell>
        </table:table-row>
        <table:table-row table:style-name="Table1.1">
          <table:table-cell table:style-name="Table1.A1" office:value-type="string">
            <text:p text:style-name="P2">Шифр научной специальности</text:p>
          </table:table-cell>
          <table:table-cell table:style-name="Table1.A1" office:value-type="string">
            <text:p text:style-name="P2">___ШИФР_СПЕЦ___</text:p>
          </table:table-cell>
        </table:table-row>
        <table:table-row table:style-name="Table1.1">
          <table:table-cell table:style-name="Table1.A1" office:value-type="string">
            <text:p text:style-name="P2">Отрасль наук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лючевые слова (2-3 слова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томов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Общее количество страниц (если 2 т., то в каждом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приложений </text:p>
            <text:p text:style-name="P2">(указать страницы в тексте с…по…)</text:p>
          </table:table-cell>
          <table:table-cell table:style-name="Table1.A1" office:value-type="string">
            <text:p text:style-name="P2">5</text:p>
            <text:p text:style-name="P2">120-128</text:p>
          </table:table-cell>
        </table:table-row>
        <table:table-row table:style-name="Table1.1">
          <table:table-cell table:style-name="Table1.A1" office:value-type="string">
            <text:p text:style-name="P2">Количество таблиц <text:s/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рисунков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источников (обще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Список литературы </text:p>
            <text:p text:style-name="P2">(указать страницы в тексте с…по…)</text:p>
          </table:table-cell>
          <table:table-cell table:style-name="Table1.A1" office:value-type="string">
            <text:p text:style-name="P2"/>
            <text:p text:style-name="P2">100-120</text:p>
          </table:table-cell>
        </table:table-row>
        <text:soft-page-break/>
        <table:table-row table:style-name="Table1.1">
          <table:table-cell table:style-name="Table1.A1" office:value-type="string">
            <text:p text:style-name="P7">Научные труды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Общее количество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По теме диссертации (согласно списку публикаций)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h text:style-name="P14" text:outline-level="5">- в изданиях, входящих в международные базы данных </text:h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h text:style-name="P12" text:outline-level="5"><text:span text:style-name="T7"> - в изданиях из Перечня </text:span><text:bookmark-start text:name="_GoBack"/><text:span text:style-name="T8">ВАК РФ / Перечня РУДН/ </text:span><text:span text:style-name="T9">RCSI</text:span><text:span text:style-name="T8"> </text:span><text:bookmark-end text:name="_GoBack"/></text:h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монографий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патентов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Организация, в которой выполнена диссертация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>Федеральное государственное автономное образовательное учреждении высшего образования «Российский университет дружбы народов имени Патриса Лумумбы» (РУДН) </text:p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 (обязательно)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</table:table-cell>
        </table:table-row>
        <table:table-row table:style-name="Table1.1">
          <table:table-cell table:style-name="Table1.A1" office:value-type="string">
            <text:p text:style-name="P2"><text:s/>Кафедра, отдел, лаборатория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>117198, г. Москва, ул. Миклухо-Маклая, д.6.</text:p>
          </table:table-cell>
        </table:table-row>
        <table:table-row table:style-name="Table1.1">
          <table:table-cell table:style-name="Table1.A1" office:value-type="string">
            <text:p text:style-name="P7">Научный руководитель/консультант: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/>Фамилия Имя Отчество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Ученая степень, ученое звание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Место работы: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 (обязательно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/>Кафедр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олжность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Standard"><text:span text:style-name="T5">Аннотация на русском и английском языках</text:span><text:span text:style-name="T1"> (с указанием ФИО и темы диссертации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anisenko</meta:initial-creator>
    <meta:editing-cycles>24</meta:editing-cycles>
    <meta:creation-date>2019-02-12T20:00:00</meta:creation-date>
    <dc:date>2025-10-19T02:17:17.128270648</dc:date>
    <meta:editing-duration>PT6H15M51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83" meta:word-count="319" meta:character-count="2659" meta:non-whitespace-character-count="232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